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Title: IPL Win Predictor: Predicting Win Probability of Batting Team</text:span></text:p>
      <text:p text:style-name="Standard"/>
      <text:p text:style-name="Standard">**1. Introduction:**</text:p>
      <text:p text:style-name="Standard">The IPL Win Predictor is a project developed using Python libraries such as Pandas, NumPy, and Scikit-learn. It utilizes the match and delivery datasets to predict the win probability of the batting team based on various factors including the current score, current run rate, venue, required run rate, target, and wickets out. The project also incorporates a user-friendly frontend created using Streamlit.</text:p>
      <text:p text:style-name="Standard"/>
      <text:p text:style-name="Standard">**2. Objective:**</text:p>
      <text:p text:style-name="Standard">The main objective of the project is to provide an accurate win probability prediction for the batting team in an IPL match. By considering multiple variables, the model aims to capture the dynamics of the game and offer insights into the team's chances of winning.</text:p>
      <text:p text:style-name="Standard"/>
      <text:p text:style-name="Standard">**3. Data Preprocessing:**</text:p>
      <text:p text:style-name="Standard">To train the win predictor model, the project utilizes the match and delivery datasets. The datasets are preprocessed using Pandas, which involves cleaning the data, handling missing values, and performing necessary transformations. Features such as current score, current run rate, venue, required run rate, target, and wickets out are extracted from the datasets for further analysis.</text:p>
      <text:p text:style-name="Standard"/>
      <text:p text:style-name="Standard">**4. Feature Selection:**</text:p>
      <text:p text:style-name="Standard">The selection of relevant features is a crucial step in building an accurate win predictor model. The chosen features, including current score, current run rate, venue, required run rate, target, and wickets out, are identified based on their potential impact on the outcome of the match. The dataset is then structured with these features to create the input data for the prediction model.</text:p>
      <text:p text:style-name="Standard"/>
      <text:p text:style-name="Standard">**5. Model Training and Evaluation:**</text:p>
      <text:p text:style-name="Standard">The project employs the Scikit-learn library to train a machine learning model using the preprocessed dataset. Various algorithms, such as logistic regression, decision trees, or random forests, can be employed to train the model. The model is trained using historical data, where the outcome of the match (win or loss) is considered the target variable. The dataset is split into training and testing sets to evaluate the model's performance.</text:p>
      <text:p text:style-name="Standard"/>
      <text:p text:style-name="Standard">**6. Win Probability Prediction:**</text:p>
      <text:p text:style-name="Standard">Once the model is trained, it can accurately predict the win probability of the batting team given the inputs of current score, current run rate, venue, required run rate, target, and wickets out. These inputs are collected from the user interface developed using Streamlit. The model processes the user inputs and provides the win probability as an output.</text:p>
      <text:p text:style-name="Standard"/>
      <text:p text:style-name="Standard">**7. User Interface:**</text:p>
      <text:p text:style-name="Standard">The project incorporates a user-friendly interface using Streamlit, a Python library for building interactive web applications. The interface prompts the user to input the current score, current run rate, venue, required run rate, target, and wickets out. Upon submission, the win probability prediction is displayed on the screen, allowing the user to assess the team's chances of winning the match.</text:p>
      <text:p text:style-name="Standard"/>
      <text:p text:style-name="Standard">**8. Conclusion:**</text:p>
      <text:p text:style-name="Standard">The IPL Win Predictor project successfully utilizes machine learning techniques and the IPL match and delivery datasets to predict the win probability of the batting team. By considering crucial factors such as current score, current run rate, venue, required run rate, target, and wickets out, the <text:soft-page-break/>model offers valuable insights into the dynamics of an IPL match. The user-friendly frontend developed using Streamlit enhances the accessibility and usability of the project, making it a valuable tool for cricket enthusiasts and analysts alike.</text:p>
      <text:p text:style-name="Standard"/>
      <text:p text:style-name="Standard">**9. Future Enhancements:**</text:p>
      <text:p text:style-name="Standard">The IPL Win Predictor project has potential for further enhancements. Some possible future developments include:</text:p>
      <text:p text:style-name="Standard"/>
      <text:p text:style-name="Standard">a. Incorporating real-time data: Integrating live data feeds to provide up-to-date win probability predictions during an ongoing IPL match.</text:p>
      <text:p text:style-name="Standard"/>
      <text:p text:style-name="Standard">b. Refining the model: Exploring and experimenting with different machine learning algorithms and fine-tuning the existing model to improve prediction accuracy.</text:p>
      <text:p text:style-name="Standard"/>
      <text:p text:style-name="Standard">c. Additional features: Considering more features such as player performance, team batting ord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1T15:50:01.514816225</meta:creation-date>
    <dc:date>2023-07-01T15:51:13.947761521</dc:date>
    <meta:editing-duration>PT1M14S</meta:editing-duration>
    <meta:editing-cycles>1</meta:editing-cycles>
    <meta:document-statistic meta:table-count="0" meta:image-count="0" meta:object-count="0" meta:page-count="2" meta:paragraph-count="22" meta:word-count="600" meta:character-count="3992" meta:non-whitespace-character-count="3414"/>
    <meta:generator>LibreOffice/7.3.7.2$Linux_X86_64 LibreOffice_project/30$Build-2</meta:generator>
  </office:meta>
</office:document-meta>
</file>